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Команды" style:family="table">
      <style:table-properties style:width="17cm" table:align="margins"/>
    </style:style>
    <style:style style:name="Команды.A" style:family="table-column">
      <style:table-column-properties style:column-width="0.975cm" style:rel-column-width="3760*"/>
    </style:style>
    <style:style style:name="Команды.B" style:family="table-column">
      <style:table-column-properties style:column-width="2.004cm" style:rel-column-width="7724*"/>
    </style:style>
    <style:style style:name="Команды.C" style:family="table-column">
      <style:table-column-properties style:column-width="1.644cm" style:rel-column-width="6337*"/>
    </style:style>
    <style:style style:name="Команды.D" style:family="table-column">
      <style:table-column-properties style:column-width="12.377cm" style:rel-column-width="47714*"/>
    </style:style>
    <style:style style:name="Команды.A1" style:family="table-cell">
      <style:table-cell-properties fo:padding="0.097cm" fo:border-left="0.05pt solid #000000" fo:border-right="none" fo:border-top="0.05pt solid #000000" fo:border-bottom="0.05pt solid #000000"/>
    </style:style>
    <style:style style:name="Команды.D1" style:family="table-cell">
      <style:table-cell-properties style:vertical-align="middle" fo:padding="0.097cm" fo:border="0.05pt solid #000000"/>
    </style:style>
    <style:style style:name="Команды.B2" style:family="table-cell">
      <style:table-cell-properties fo:padding="0.097cm" fo:border-left="0.05pt solid #000000" fo:border-right="none" fo:border-top="none" fo:border-bottom="0.05pt solid #000000"/>
    </style:style>
    <style:style style:name="Команды.C2" style:family="table-cell">
      <style:table-cell-properties fo:padding="0.097cm" fo:border-left="0.05pt solid #000000" fo:border-right="none" fo:border-top="none" fo:border-bottom="0.05pt solid #000000"/>
    </style:style>
    <style:style style:name="Команды.A3" style:family="table-cell">
      <style:table-cell-properties fo:padding="0.097cm" fo:border-left="0.05pt solid #000000" fo:border-right="none" fo:border-top="none" fo:border-bottom="0.05pt solid #000000"/>
    </style:style>
    <style:style style:name="Команды.B3" style:family="table-cell">
      <style:table-cell-properties fo:padding="0.097cm" fo:border-left="0.05pt solid #000000" fo:border-right="none" fo:border-top="none" fo:border-bottom="0.05pt solid #000000"/>
    </style:style>
    <style:style style:name="Команды.C3" style:family="table-cell">
      <style:table-cell-properties fo:padding="0.097cm" fo:border-left="0.05pt solid #000000" fo:border-right="none" fo:border-top="none" fo:border-bottom="0.05pt solid #000000"/>
    </style:style>
    <style:style style:name="Команды.D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4" style:family="table-cell">
      <style:table-cell-properties fo:padding="0.097cm" fo:border-left="0.05pt solid #000000" fo:border-right="none" fo:border-top="none" fo:border-bottom="0.05pt solid #000000"/>
    </style:style>
    <style:style style:name="Команды.B4" style:family="table-cell">
      <style:table-cell-properties fo:padding="0.097cm" fo:border-left="0.05pt solid #000000" fo:border-right="none" fo:border-top="none" fo:border-bottom="0.05pt solid #000000"/>
    </style:style>
    <style:style style:name="Команды.C4" style:family="table-cell">
      <style:table-cell-properties fo:padding="0.097cm" fo:border-left="0.05pt solid #000000" fo:border-right="none" fo:border-top="none" fo:border-bottom="0.05pt solid #000000"/>
    </style:style>
    <style:style style:name="Команды.D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5" style:family="table-cell">
      <style:table-cell-properties fo:padding="0.097cm" fo:border-left="0.05pt solid #000000" fo:border-right="none" fo:border-top="none" fo:border-bottom="0.05pt solid #000000"/>
    </style:style>
    <style:style style:name="Команды.B5" style:family="table-cell">
      <style:table-cell-properties fo:padding="0.097cm" fo:border-left="0.05pt solid #000000" fo:border-right="none" fo:border-top="none" fo:border-bottom="0.05pt solid #000000"/>
    </style:style>
    <style:style style:name="Команды.C5" style:family="table-cell">
      <style:table-cell-properties fo:padding="0.097cm" fo:border-left="0.05pt solid #000000" fo:border-right="none" fo:border-top="none" fo:border-bottom="0.05pt solid #000000"/>
    </style:style>
    <style:style style:name="Команды.D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6" style:family="table-cell">
      <style:table-cell-properties fo:padding="0.097cm" fo:border-left="0.05pt solid #000000" fo:border-right="none" fo:border-top="none" fo:border-bottom="0.05pt solid #000000"/>
    </style:style>
    <style:style style:name="Команды.B6" style:family="table-cell">
      <style:table-cell-properties fo:padding="0.097cm" fo:border-left="0.05pt solid #000000" fo:border-right="none" fo:border-top="none" fo:border-bottom="0.05pt solid #000000"/>
    </style:style>
    <style:style style:name="Команды.C6" style:family="table-cell">
      <style:table-cell-properties fo:padding="0.097cm" fo:border-left="0.05pt solid #000000" fo:border-right="none" fo:border-top="none" fo:border-bottom="0.05pt solid #000000"/>
    </style:style>
    <style:style style:name="Команды.D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7" style:family="table-cell">
      <style:table-cell-properties fo:padding="0.097cm" fo:border-left="0.05pt solid #000000" fo:border-right="none" fo:border-top="none" fo:border-bottom="0.05pt solid #000000"/>
    </style:style>
    <style:style style:name="Команды.B7" style:family="table-cell">
      <style:table-cell-properties fo:padding="0.097cm" fo:border-left="0.05pt solid #000000" fo:border-right="none" fo:border-top="none" fo:border-bottom="0.05pt solid #000000"/>
    </style:style>
    <style:style style:name="Команды.C7" style:family="table-cell">
      <style:table-cell-properties fo:padding="0.097cm" fo:border-left="0.05pt solid #000000" fo:border-right="none" fo:border-top="none" fo:border-bottom="0.05pt solid #000000"/>
    </style:style>
    <style:style style:name="Команды.D7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8" style:family="table-cell">
      <style:table-cell-properties fo:padding="0.097cm" fo:border-left="0.05pt solid #000000" fo:border-right="none" fo:border-top="none" fo:border-bottom="0.05pt solid #000000"/>
    </style:style>
    <style:style style:name="Команды.B8" style:family="table-cell">
      <style:table-cell-properties fo:padding="0.097cm" fo:border-left="0.05pt solid #000000" fo:border-right="none" fo:border-top="none" fo:border-bottom="0.05pt solid #000000"/>
    </style:style>
    <style:style style:name="Команды.C8" style:family="table-cell">
      <style:table-cell-properties fo:padding="0.097cm" fo:border-left="0.05pt solid #000000" fo:border-right="none" fo:border-top="none" fo:border-bottom="0.05pt solid #000000"/>
    </style:style>
    <style:style style:name="Команды.D8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9" style:family="table-cell">
      <style:table-cell-properties fo:padding="0.097cm" fo:border-left="0.05pt solid #000000" fo:border-right="none" fo:border-top="none" fo:border-bottom="0.05pt solid #000000"/>
    </style:style>
    <style:style style:name="Команды.B9" style:family="table-cell">
      <style:table-cell-properties fo:padding="0.097cm" fo:border-left="0.05pt solid #000000" fo:border-right="none" fo:border-top="none" fo:border-bottom="0.05pt solid #000000"/>
    </style:style>
    <style:style style:name="Команды.C9" style:family="table-cell">
      <style:table-cell-properties fo:padding="0.097cm" fo:border-left="0.05pt solid #000000" fo:border-right="none" fo:border-top="none" fo:border-bottom="0.05pt solid #000000"/>
    </style:style>
    <style:style style:name="Команды.D9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0" style:family="table-cell">
      <style:table-cell-properties fo:padding="0.097cm" fo:border-left="0.05pt solid #000000" fo:border-right="none" fo:border-top="none" fo:border-bottom="0.05pt solid #000000"/>
    </style:style>
    <style:style style:name="Команды.B10" style:family="table-cell">
      <style:table-cell-properties fo:padding="0.097cm" fo:border-left="0.05pt solid #000000" fo:border-right="none" fo:border-top="none" fo:border-bottom="0.05pt solid #000000"/>
    </style:style>
    <style:style style:name="Команды.C10" style:family="table-cell">
      <style:table-cell-properties fo:padding="0.097cm" fo:border-left="0.05pt solid #000000" fo:border-right="none" fo:border-top="none" fo:border-bottom="0.05pt solid #000000"/>
    </style:style>
    <style:style style:name="Команды.D10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1" style:family="table-cell">
      <style:table-cell-properties fo:padding="0.097cm" fo:border-left="0.05pt solid #000000" fo:border-right="none" fo:border-top="none" fo:border-bottom="0.05pt solid #000000"/>
    </style:style>
    <style:style style:name="Команды.B11" style:family="table-cell">
      <style:table-cell-properties fo:padding="0.097cm" fo:border-left="0.05pt solid #000000" fo:border-right="none" fo:border-top="none" fo:border-bottom="0.05pt solid #000000"/>
    </style:style>
    <style:style style:name="Команды.C11" style:family="table-cell">
      <style:table-cell-properties fo:padding="0.097cm" fo:border-left="0.05pt solid #000000" fo:border-right="none" fo:border-top="none" fo:border-bottom="0.05pt solid #000000"/>
    </style:style>
    <style:style style:name="Команды.D11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2" style:family="table-cell">
      <style:table-cell-properties fo:padding="0.097cm" fo:border-left="0.05pt solid #000000" fo:border-right="none" fo:border-top="none" fo:border-bottom="0.05pt solid #000000"/>
    </style:style>
    <style:style style:name="Команды.B12" style:family="table-cell">
      <style:table-cell-properties fo:padding="0.097cm" fo:border-left="0.05pt solid #000000" fo:border-right="none" fo:border-top="none" fo:border-bottom="0.05pt solid #000000"/>
    </style:style>
    <style:style style:name="Команды.C12" style:family="table-cell">
      <style:table-cell-properties fo:padding="0.097cm" fo:border-left="0.05pt solid #000000" fo:border-right="none" fo:border-top="none" fo:border-bottom="0.05pt solid #000000"/>
    </style:style>
    <style:style style:name="Команды.D1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3" style:family="table-cell">
      <style:table-cell-properties fo:padding="0.097cm" fo:border-left="0.05pt solid #000000" fo:border-right="none" fo:border-top="none" fo:border-bottom="0.05pt solid #000000"/>
    </style:style>
    <style:style style:name="Команды.B13" style:family="table-cell">
      <style:table-cell-properties fo:padding="0.097cm" fo:border-left="0.05pt solid #000000" fo:border-right="none" fo:border-top="none" fo:border-bottom="0.05pt solid #000000"/>
    </style:style>
    <style:style style:name="Команды.C13" style:family="table-cell">
      <style:table-cell-properties fo:padding="0.097cm" fo:border-left="0.05pt solid #000000" fo:border-right="none" fo:border-top="none" fo:border-bottom="0.05pt solid #000000"/>
    </style:style>
    <style:style style:name="Команды.D1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4" style:family="table-cell">
      <style:table-cell-properties fo:padding="0.097cm" fo:border-left="0.05pt solid #000000" fo:border-right="none" fo:border-top="none" fo:border-bottom="0.05pt solid #000000"/>
    </style:style>
    <style:style style:name="Команды.B14" style:family="table-cell">
      <style:table-cell-properties fo:padding="0.097cm" fo:border-left="0.05pt solid #000000" fo:border-right="none" fo:border-top="none" fo:border-bottom="0.05pt solid #000000"/>
    </style:style>
    <style:style style:name="Команды.C14" style:family="table-cell">
      <style:table-cell-properties fo:padding="0.097cm" fo:border-left="0.05pt solid #000000" fo:border-right="none" fo:border-top="none" fo:border-bottom="0.05pt solid #000000"/>
    </style:style>
    <style:style style:name="Команды.D1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5" style:family="table-cell">
      <style:table-cell-properties fo:padding="0.097cm" fo:border-left="0.05pt solid #000000" fo:border-right="none" fo:border-top="none" fo:border-bottom="0.05pt solid #000000"/>
    </style:style>
    <style:style style:name="Команды.B15" style:family="table-cell">
      <style:table-cell-properties fo:padding="0.097cm" fo:border-left="0.05pt solid #000000" fo:border-right="none" fo:border-top="none" fo:border-bottom="0.05pt solid #000000"/>
    </style:style>
    <style:style style:name="Команды.C15" style:family="table-cell">
      <style:table-cell-properties fo:padding="0.097cm" fo:border-left="0.05pt solid #000000" fo:border-right="none" fo:border-top="none" fo:border-bottom="0.05pt solid #000000"/>
    </style:style>
    <style:style style:name="Команды.D1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6" style:family="table-cell">
      <style:table-cell-properties fo:padding="0.097cm" fo:border-left="0.05pt solid #000000" fo:border-right="none" fo:border-top="none" fo:border-bottom="0.05pt solid #000000"/>
    </style:style>
    <style:style style:name="Команды.B16" style:family="table-cell">
      <style:table-cell-properties fo:padding="0.097cm" fo:border-left="0.05pt solid #000000" fo:border-right="none" fo:border-top="none" fo:border-bottom="0.05pt solid #000000"/>
    </style:style>
    <style:style style:name="Команды.C16" style:family="table-cell">
      <style:table-cell-properties fo:padding="0.097cm" fo:border-left="0.05pt solid #000000" fo:border-right="none" fo:border-top="none" fo:border-bottom="0.05pt solid #000000"/>
    </style:style>
    <style:style style:name="Команды.D1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7" style:family="table-cell">
      <style:table-cell-properties fo:padding="0.097cm" fo:border-left="0.05pt solid #000000" fo:border-right="none" fo:border-top="none" fo:border-bottom="0.05pt solid #000000"/>
    </style:style>
    <style:style style:name="Команды.B17" style:family="table-cell">
      <style:table-cell-properties fo:padding="0.097cm" fo:border-left="0.05pt solid #000000" fo:border-right="none" fo:border-top="none" fo:border-bottom="0.05pt solid #000000"/>
    </style:style>
    <style:style style:name="Команды.C17" style:family="table-cell">
      <style:table-cell-properties fo:padding="0.097cm" fo:border-left="0.05pt solid #000000" fo:border-right="none" fo:border-top="none" fo:border-bottom="0.05pt solid #000000"/>
    </style:style>
    <style:style style:name="Команды.D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9pt" officeooo:rsid="000f7871" officeooo:paragraph-rsid="000f7871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fo:font-size="9pt" officeooo:rsid="000f7871" officeooo:paragraph-rsid="00108e16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f7871" officeooo:paragraph-rsid="00118cdb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officeooo:rsid="000f7871" officeooo:paragraph-rsid="000f7871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fa995" officeooo:paragraph-rsid="000fa995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08e16" officeooo:paragraph-rsid="00108e16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108e16" officeooo:paragraph-rsid="00108e16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108e16" officeooo:paragraph-rsid="00118cdb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108e16" officeooo:paragraph-rsid="0012fe82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9pt" officeooo:rsid="00108e16" officeooo:paragraph-rsid="0014bb27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officeooo:rsid="00118cdb" officeooo:paragraph-rsid="00118cd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121a66" officeooo:paragraph-rsid="00121a66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officeooo:rsid="00121a66" officeooo:paragraph-rsid="00121a66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fo:font-size="9pt" officeooo:rsid="0012fe82" officeooo:paragraph-rsid="0012fe82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fo:font-size="9pt" officeooo:rsid="00148caf" officeooo:paragraph-rsid="00148caf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fo:font-size="9pt" officeooo:rsid="00148caf" officeooo:paragraph-rsid="0014bb27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148caf" officeooo:paragraph-rsid="00148caf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13pt" officeooo:rsid="000f7871" officeooo:paragraph-rsid="000f7871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6pt" officeooo:rsid="000f7871" officeooo:paragraph-rsid="000f7871" style:font-size-asian="16pt" style:font-size-complex="16pt"/>
    </style:style>
    <style:style style:name="P20" style:family="paragraph" style:parent-style-name="Standard">
      <style:paragraph-properties fo:text-align="end" style:justify-single-word="false"/>
      <style:text-properties fo:font-size="16pt" officeooo:rsid="000f7871" officeooo:paragraph-rsid="000f7871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paragraph-rsid="000fa995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fa995" officeooo:paragraph-rsid="000fa995" style:font-size-asian="9pt" style:font-size-complex="9pt"/>
    </style:style>
    <style:style style:name="P24" style:family="paragraph" style:parent-style-name="Table_20_Contents">
      <style:paragraph-properties fo:text-align="justify" style:justify-single-word="false"/>
      <style:text-properties fo:font-size="9pt" officeooo:rsid="000fa995" officeooo:paragraph-rsid="000fa995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121a66" officeooo:paragraph-rsid="00121a66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fo:font-size="9pt" officeooo:rsid="00121a66" officeooo:paragraph-rsid="00121a66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12fe82" officeooo:paragraph-rsid="0012fe82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148caf" officeooo:paragraph-rsid="00148caf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fo:font-size="9pt" officeooo:rsid="00148caf" officeooo:paragraph-rsid="00148caf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fa995" officeooo:paragraph-rsid="000fa995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9pt" officeooo:rsid="000fa995" officeooo:paragraph-rsid="000fa995" style:font-size-asian="9pt" style:font-size-complex="9pt"/>
    </style:style>
    <style:style style:name="P32" style:family="paragraph" style:parent-style-name="Standard">
      <style:paragraph-properties fo:text-align="justify" style:justify-single-word="false"/>
      <style:text-properties fo:font-size="9pt" officeooo:rsid="000fa995" officeooo:paragraph-rsid="000fa995" style:font-size-asian="9pt" style:font-size-complex="9pt"/>
    </style:style>
    <style:style style:name="P33" style:family="paragraph" style:parent-style-name="Standard">
      <style:paragraph-properties fo:text-align="justify" style:justify-single-word="false"/>
      <style:text-properties fo:font-size="9pt" officeooo:rsid="00108e16" officeooo:paragraph-rsid="00108e16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fo:font-size="9pt" officeooo:rsid="00108e16" officeooo:paragraph-rsid="00118cdb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font-size="9pt" officeooo:rsid="00118cdb" officeooo:paragraph-rsid="00118cdb" style:font-size-asian="9pt" style:font-size-complex="9pt"/>
    </style:style>
    <style:style style:name="P36" style:family="paragraph" style:parent-style-name="Standard">
      <style:paragraph-properties fo:text-align="justify" style:justify-single-word="false"/>
      <style:text-properties fo:font-size="9pt" officeooo:rsid="00118cdb" officeooo:paragraph-rsid="00164e82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fo:font-size="9pt" officeooo:rsid="000f7871" officeooo:paragraph-rsid="00108e16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fo:font-size="13pt" officeooo:rsid="000f7871" officeooo:paragraph-rsid="00108e16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fo:font-size="13pt" officeooo:rsid="000f7871" officeooo:paragraph-rsid="00118cdb" style:font-size-asian="13pt" style:font-size-complex="13pt"/>
    </style:style>
    <style:style style:name="T1" style:family="text">
      <style:text-properties officeooo:rsid="00118cdb"/>
    </style:style>
    <style:style style:name="T2" style:family="text">
      <style:text-properties officeooo:rsid="0012fe82"/>
    </style:style>
    <style:style style:name="T3" style:family="text">
      <style:text-properties officeooo:rsid="00148caf"/>
    </style:style>
    <style:style style:name="T4" style:family="text">
      <style:text-properties officeooo:rsid="00164e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xtrom-API Версии 2</text:p>
      <text:p text:style-name="P20"/>
      <text:p text:style-name="P1"/>
      <text:p text:style-name="P1">Программа, выполняющаяся на корвете, обращается к контроллеру путем передачи 5-байтового командного пакета через порт А ППИ 3. После приема всех байтов команды контроллер проверяет контрольную сумму пакета и возвращает программе через тот же порт 1-байтовый ответ. Ответ может принимать значение 0 (Fail, команда отвергнута) или 1 (ок, команда принята к исполнению). Если контрольная сумма оказалась неправильной, то пакет игнорируется, а контроллер ждет следующий командный пакет, не посылая программе никаких ответов.</text:p>
      <text:p text:style-name="P1"/>
      <text:p text:style-name="P1">Формат командного пакета:</text:p>
      <text:p text:style-name="P1"><text:s text:c="3"/></text:p>
      <text:p text:style-name="P1">CMD: <text:s text:c="3"/>DS <text:s text:c="3"/>1 <text:s text:c="4"/>// код команды</text:p>
      <text:p text:style-name="P1">DRV: <text:s text:c="4"/>DS <text:s text:c="3"/>1 <text:s text:c="4"/>// номер устройства, 0-A, <text:s/>1-B</text:p>
      <text:p text:style-name="P1">TRK: <text:s text:c="4"/>DS <text:s text:c="3"/>1 <text:s text:c="4"/>// номер дорожки</text:p>
      <text:p text:style-name="P1">SEC <text:s text:c="6"/>DS <text:s text:c="3"/>1 <text:s text:c="4"/>// номер сектора </text:p>
      <text:p text:style-name="P1">CSUM: <text:s/>DS <text:s text:c="3"/>1 <text:s text:c="3"/>// Контрольная сумма </text:p>
      <text:p text:style-name="P1"/>
      <text:p text:style-name="P1">Поля TRK и SEC могут имет различный смысл в зависимости от кода комнды. Контрольная сумма — это сумма всех предыдущих 4 байт пакета, и равна их беззнаковой 8-битной сумме минус 1: </text:p>
      <text:p text:style-name="P1"/>
      <text:p text:style-name="P1"><text:s/>CSUM=(CMD+DRV+TRK+SEC)&amp;0xFF-1</text:p>
      <text:p text:style-name="P1"/>
      <text:p text:style-name="P1">После приема команды возможен обмен блоком данных между корветом и контроллером Размер блока и направление передачи определяется конкретной командой. Все команды делятся на 4 группы в зависимости от выполняемой функции:</text:p>
      <text:p text:style-name="P1"/>
      <text:p text:style-name="P1">0x <text:s text:c="3"/>команды ввода-вывода логических секторов</text:p>
      <text:p text:style-name="P1">8х <text:s text:c="3"/>команды управление монтированием образов</text:p>
      <text:p text:style-name="P1">Ax <text:s text:c="2"/>команды управления режимами работы контроллера</text:p>
      <text:p text:style-name="P1">Fx <text:s text:c="3"/>команды для тестирования скорости интерфейса</text:p>
      <text:p text:style-name="P1"/>
      <text:p text:style-name="P5">Общий список команд контроллера приведен в следующей таблице:</text:p>
      <text:p text:style-name="P1"/>
      <table:table table:name="Команды" table:style-name="Команды">
        <table:table-column table:style-name="Команды.A"/>
        <table:table-column table:style-name="Команды.B"/>
        <table:table-column table:style-name="Команды.C"/>
        <table:table-column table:style-name="Команды.D"/>
        <table:table-row>
          <table:table-cell table:style-name="Команды.A1" table:number-rows-spanned="2" office:value-type="string">
            <text:p text:style-name="P22"/>
            <text:p text:style-name="P23">Код </text:p>
          </table:table-cell>
          <table:table-cell table:style-name="Команды.A1" table:number-columns-spanned="2" office:value-type="string">
            <text:p text:style-name="P23">Передача данных</text:p>
          </table:table-cell>
          <table:covered-table-cell/>
          <table:table-cell table:style-name="Команды.D1" table:number-rows-spanned="2" office:value-type="string">
            <text:p text:style-name="P30">Описание</text:p>
          </table:table-cell>
        </table:table-row>
        <table:table-row>
          <table:covered-table-cell/>
          <table:table-cell table:style-name="Команды.B2" office:value-type="string">
            <text:p text:style-name="P23">Направление</text:p>
          </table:table-cell>
          <table:table-cell table:style-name="Команды.C2" office:value-type="string">
            <text:p text:style-name="P23">Размер</text:p>
          </table:table-cell>
          <table:covered-table-cell/>
        </table:table-row>
        <table:table-row>
          <table:table-cell table:style-name="Команды.A3" office:value-type="string">
            <text:p text:style-name="P23">00</text:p>
          </table:table-cell>
          <table:table-cell table:style-name="Команды.B3" office:value-type="string">
            <text:p text:style-name="P21"/>
          </table:table-cell>
          <table:table-cell table:style-name="Команды.C3" office:value-type="string">
            <text:p text:style-name="P21"/>
          </table:table-cell>
          <table:table-cell table:style-name="Команды.D3" office:value-type="string">
            <text:p text:style-name="P24">Пустая операция</text:p>
          </table:table-cell>
        </table:table-row>
        <table:table-row>
          <table:table-cell table:style-name="Команды.A16" office:value-type="string">
            <text:p text:style-name="P23">01</text:p>
          </table:table-cell>
          <table:table-cell table:style-name="Команды.B4" office:value-type="string">
            <text:p text:style-name="P23">I</text:p>
          </table:table-cell>
          <table:table-cell table:style-name="Команды.C16" office:value-type="string">
            <text:p text:style-name="P23">128</text:p>
          </table:table-cell>
          <table:table-cell table:style-name="Команды.D4" office:value-type="string">
            <text:p text:style-name="P24">Чтение данных</text:p>
          </table:table-cell>
        </table:table-row>
        <table:table-row>
          <table:table-cell table:style-name="Команды.A16" office:value-type="string">
            <text:p text:style-name="P23">02</text:p>
          </table:table-cell>
          <table:table-cell table:style-name="Команды.B5" office:value-type="string">
            <text:p text:style-name="P23">O</text:p>
          </table:table-cell>
          <table:table-cell table:style-name="Команды.C16" office:value-type="string">
            <text:p text:style-name="P23">128</text:p>
          </table:table-cell>
          <table:table-cell table:style-name="Команды.D5" office:value-type="string">
            <text:p text:style-name="P24">Запись данных</text:p>
          </table:table-cell>
        </table:table-row>
        <table:table-row>
          <table:table-cell table:style-name="Команды.A16" office:value-type="string">
            <text:p text:style-name="P23">80</text:p>
          </table:table-cell>
          <table:table-cell table:style-name="Команды.B6" office:value-type="string">
            <text:p text:style-name="P23">I</text:p>
          </table:table-cell>
          <table:table-cell table:style-name="Команды.C16" office:value-type="string">
            <text:p text:style-name="P27">29</text:p>
          </table:table-cell>
          <table:table-cell table:style-name="Команды.D6" office:value-type="string">
            <text:p text:style-name="P24">Получить имя смонтированного образа KDI</text:p>
          </table:table-cell>
        </table:table-row>
        <table:table-row>
          <table:table-cell table:style-name="Команды.A16" office:value-type="string">
            <text:p text:style-name="P23">81</text:p>
          </table:table-cell>
          <table:table-cell table:style-name="Команды.B7" office:value-type="string">
            <text:p text:style-name="P23">O</text:p>
          </table:table-cell>
          <table:table-cell table:style-name="Команды.C16" office:value-type="string">
            <text:p text:style-name="P23">14</text:p>
          </table:table-cell>
          <table:table-cell table:style-name="Команды.D7" office:value-type="string">
            <text:p text:style-name="P24">Монтировать образ KDI к логическому диску</text:p>
          </table:table-cell>
        </table:table-row>
        <table:table-row>
          <table:table-cell table:style-name="Команды.A16" office:value-type="string">
            <text:p text:style-name="P23">82</text:p>
          </table:table-cell>
          <table:table-cell table:style-name="Команды.B8" office:value-type="string">
            <text:p text:style-name="P21"/>
          </table:table-cell>
          <table:table-cell table:style-name="Команды.C16" office:value-type="string">
            <text:p text:style-name="P21"/>
          </table:table-cell>
          <table:table-cell table:style-name="Команды.D8" office:value-type="string">
            <text:p text:style-name="P24">Узнать состояние смонтированного образаKDI</text:p>
          </table:table-cell>
        </table:table-row>
        <table:table-row>
          <table:table-cell table:style-name="Команды.A16" office:value-type="string">
            <text:p text:style-name="P23">83</text:p>
          </table:table-cell>
          <table:table-cell table:style-name="Команды.B9" office:value-type="string">
            <text:p text:style-name="P23">O</text:p>
          </table:table-cell>
          <table:table-cell table:style-name="Команды.C16" office:value-type="string">
            <text:p text:style-name="P23">14</text:p>
          </table:table-cell>
          <table:table-cell table:style-name="Команды.D9" office:value-type="string">
            <text:p text:style-name="P24">Создать пустой образ KDI</text:p>
          </table:table-cell>
        </table:table-row>
        <table:table-row>
          <table:table-cell table:style-name="Команды.A13" office:value-type="string">
            <text:p text:style-name="P23">84</text:p>
          </table:table-cell>
          <table:table-cell table:style-name="Команды.B13" office:value-type="string">
            <text:p text:style-name="P23">I</text:p>
          </table:table-cell>
          <table:table-cell table:style-name="Команды.C13" office:value-type="string">
            <text:p text:style-name="P23">14*n+1</text:p>
          </table:table-cell>
          <table:table-cell table:style-name="Команды.D13" office:value-type="string">
            <text:p text:style-name="P24">Получить список доступных KDI-файлов</text:p>
          </table:table-cell>
        </table:table-row>
        <table:table-row>
          <table:table-cell table:style-name="Команды.A13" office:value-type="string">
            <text:p text:style-name="P28">85</text:p>
          </table:table-cell>
          <table:table-cell table:style-name="Команды.B13" office:value-type="string">
            <text:p text:style-name="P28">I</text:p>
          </table:table-cell>
          <table:table-cell table:style-name="Команды.C13" office:value-type="string">
            <text:p text:style-name="P28">14</text:p>
          </table:table-cell>
          <table:table-cell table:style-name="Команды.D13" office:value-type="string">
            <text:p text:style-name="P29">Получить имя текущего каталога</text:p>
          </table:table-cell>
        </table:table-row>
        <table:table-row>
          <table:table-cell table:style-name="Команды.A13" office:value-type="string">
            <text:p text:style-name="P28">86</text:p>
          </table:table-cell>
          <table:table-cell table:style-name="Команды.B13" office:value-type="string">
            <text:p text:style-name="P28">O</text:p>
          </table:table-cell>
          <table:table-cell table:style-name="Команды.C13" office:value-type="string">
            <text:p text:style-name="P28">14</text:p>
          </table:table-cell>
          <table:table-cell table:style-name="Команды.D13" office:value-type="string">
            <text:p text:style-name="P29">Установить текущий каталог</text:p>
          </table:table-cell>
        </table:table-row>
        <table:table-row>
          <table:table-cell table:style-name="Команды.A13" office:value-type="string">
            <text:p text:style-name="P28">87</text:p>
          </table:table-cell>
          <table:table-cell table:style-name="Команды.B13" office:value-type="string">
            <text:p text:style-name="P28">I</text:p>
          </table:table-cell>
          <table:table-cell table:style-name="Команды.C13" office:value-type="string">
            <text:p text:style-name="P28">14*n+1</text:p>
          </table:table-cell>
          <table:table-cell table:style-name="Команды.D13" office:value-type="string">
            <text:p text:style-name="P29">Получить список каталогов карты</text:p>
          </table:table-cell>
        </table:table-row>
        <table:table-row>
          <table:table-cell table:style-name="Команды.A16" office:value-type="string">
            <text:p text:style-name="P23">A0</text:p>
          </table:table-cell>
          <table:table-cell table:style-name="Команды.B15" office:value-type="string">
            <text:p text:style-name="P21"/>
          </table:table-cell>
          <table:table-cell table:style-name="Команды.C16" office:value-type="string">
            <text:p text:style-name="P21"/>
          </table:table-cell>
          <table:table-cell table:style-name="Команды.D15" office:value-type="string">
            <text:p text:style-name="P24">Установить/отключить режим подстановки системных дорожек</text:p>
          </table:table-cell>
        </table:table-row>
        <table:table-row>
          <table:table-cell table:style-name="Команды.A16" office:value-type="string">
            <text:p text:style-name="P25">A1</text:p>
          </table:table-cell>
          <table:table-cell table:style-name="Команды.B15" office:value-type="string">
            <text:p text:style-name="P21"/>
          </table:table-cell>
          <table:table-cell table:style-name="Команды.C16" office:value-type="string">
            <text:p text:style-name="P21"/>
          </table:table-cell>
          <table:table-cell table:style-name="Команды.D15" office:value-type="string">
            <text:p text:style-name="P26">Установить/отключить реакцию на сигнал Control</text:p>
          </table:table-cell>
        </table:table-row>
        <table:table-row>
          <table:table-cell table:style-name="Команды.A16" office:value-type="string">
            <text:p text:style-name="P23">F0</text:p>
          </table:table-cell>
          <table:table-cell table:style-name="Команды.B16" office:value-type="string">
            <text:p text:style-name="P23">I</text:p>
          </table:table-cell>
          <table:table-cell table:style-name="Команды.C16" office:value-type="string">
            <text:p text:style-name="P23">8000</text:p>
          </table:table-cell>
          <table:table-cell table:style-name="Команды.D16" office:value-type="string">
            <text:p text:style-name="P24">Прием 8000h байт на максимальной скорости</text:p>
          </table:table-cell>
        </table:table-row>
        <table:table-row>
          <table:table-cell table:style-name="Команды.A17" office:value-type="string">
            <text:p text:style-name="P23">F1</text:p>
          </table:table-cell>
          <table:table-cell table:style-name="Команды.B17" office:value-type="string">
            <text:p text:style-name="P23">O</text:p>
          </table:table-cell>
          <table:table-cell table:style-name="Команды.C17" office:value-type="string">
            <text:p text:style-name="P23">8000</text:p>
          </table:table-cell>
          <table:table-cell table:style-name="Команды.D17" office:value-type="string">
            <text:p text:style-name="P24">Передача 8000h байт на максимальной скорости</text:p>
          </table:table-cell>
        </table:table-row>
      </table:table>
      <text:p text:style-name="P1"/>
      <text:p text:style-name="P5">В данной таблице (и далее по тектсу) направление передачи указано с точки зрения программы, выполняющейся на корвете. I — передача из контроллера в корвет, О — передача из корвета в контроллер. Если это поле в таблице пусто, то обмен данными данная команда не производит.</text:p>
      <text:p text:style-name="P1"/>
      <text:p text:style-name="P18">Команды ввода-вывода секторов</text:p>
      <text:p text:style-name="P1"/>
      <text:p text:style-name="P4">00 — пустая операция</text:p>
      <text:p text:style-name="P5"/>
      <text:p text:style-name="P5">Эта команда всегда возвращает ответ ОК и ничего больше не делает. Она используется для проверки функционирования <text:soft-page-break/>контроллера, а также для ожидания окончания выполнения предыдущей операции — пока контроллер не освободится, от не вернет ответ ОК.</text:p>
      <text:p text:style-name="P5"/>
      <text:p text:style-name="P31">01 — чтение сектора</text:p>
      <text:p text:style-name="P1"/>
      <text:p text:style-name="P5">Команда читает из образа диска 1 логический сектор размером 128 байт и передает его программе. Координаты сектора — номер устройства, дорожки, сектора — передаются в командном пакете. Если устройство не смонтировано, то обмен данными не происходит, а программе возвращается ответ Fail. Контроллер не проверяет ситуацию выхода за границы файла-образа. В таком случае результат работы команды неопределен.</text:p>
      <text:p text:style-name="P1"/>
      <text:p text:style-name="P6">02 — запись сектора</text:p>
      <text:p text:style-name="P1"/>
      <text:p text:style-name="P7">Команда принимает 128 байт данных и записывает в логический сектор образа диска. Если устройство не смонтировано, то обмен данными не происходит, а программе возвращается ответ Fail. Другие ошибочные ситуации команда может определить только после приема блока данных, поэтому сообщить о них программе не может. Если происходят ошибки ввода-вывода, то логическое устройство размонтируется, и следующее обращение к нему возвратит ошибку Fail.</text:p>
      <text:p text:style-name="P2"/>
      <text:p text:style-name="P2"/>
      <text:p text:style-name="P38">Команды управления монтированием образов</text:p>
      <text:p text:style-name="P2"/>
      <text:p text:style-name="P6">80 — получить имя образа</text:p>
      <text:p text:style-name="P7"/>
      <text:p text:style-name="P9">Команда предназначена для получения имени KDI-файла, смонтированного в данный момент на логическом устройстве A или B. Номер устройства задается в поле DRV. Возвращается <text:span text:style-name="T2">буфер размером 29 байт, содержащий следующую информацию:</text:span></text:p>
      <text:p text:style-name="P14"/>
      <text:p text:style-name="P14">1 байт флага разрешение записи (0 — чтение/запись, 1 — только чтение)</text:p>
      <text:p text:style-name="P10"><text:span text:style-name="T2">14</text:span>-байтовый буфер с именем <text:span text:style-name="T2">каталога, из которого смонтирован файл образа, </text:span>заканчивающийся 0.</text:p>
      <text:p text:style-name="P10">14-байтовый буфер с именем файла, заканчивающийся 0.</text:p>
      <text:p text:style-name="P9"/>
      <text:p text:style-name="P6">81 — смонтировать образ</text:p>
      <text:p text:style-name="P7"/>
      <text:p text:style-name="P7">Команда монтирует один из имеющихся KDI-образов к логическому диску. Образы должны быть расположены на SD-карте в каталоге DISK/. Параметры команды:</text:p>
      <text:p text:style-name="P7">DRV — номер устройства</text:p>
      <text:p text:style-name="P7">TRK — режим доступа к диску: 0 — чтение/запись, 1 — только чтение.</text:p>
      <text:p text:style-name="P7">SEC — 0 - временное мотирование, 1 - постоянное</text:p>
      <text:p text:style-name="P2"/>
      <text:p text:style-name="P7">Постоянное монтирование позволяет сохранить связь логического диска с конкретным KDI-образом после перезагрузки системы. Для этого в корне SD-карты создается файл MOUNT.CFG, содержащий в себе имена файлов, монтируемых к дискам А и В при загрузке системы. Если такого файла нет, то он создается, а в качестве имен файлов назначаются значения по умолчанию — DISKA.KDI и DISKB.KDI.</text:p>
      <text:p text:style-name="P11">После ввода команды контроллеру передается 14-байтовый буфер с именем назначаемого файла, окнчивающийся 0. Контроллер проверяет наличие файла и его информационный сектор, в случае ошибок монтирование не происходит, а флаг состояния устройства опускается.</text:p>
      <text:p text:style-name="P11"/>
      <text:p text:style-name="P34">82 — проверка состояния устройства</text:p>
      <text:p text:style-name="P8"/>
      <text:p text:style-name="P11">Команда возвращает ответ ОК, если устройство смонтировано, или Fail, если не смонтировано. Флаг состояния автоматически опускается в случае ошибок ввода-вывода на данном устройстве. С помощью этой команды можно проверить результат предыдущего вызова mount (81)</text:p>
      <text:p text:style-name="P11"/>
      <text:p text:style-name="P34">83 — создать образ</text:p>
      <text:p text:style-name="P8"/>
      <text:p text:style-name="P11">Команда создает на SD-карте пустой KDI-файл с указанным именем, формирует в нем инфосектор и пустой каталог. Команде надо передать 14-байтовый буфер с именем создаваемого файла. Если файл существует, то он будет полностью затерт с потерей всей информации. После создания файл автоматически монтируется на указанный в DRV диск.</text:p>
      <text:p text:style-name="P11">На данный момент создается стандартный KDI-файл размером 800К. В будущем планируется добавить параметры для создания файла произвольного размера.</text:p>
      <text:p text:style-name="P11"/>
      <text:p text:style-name="P34">84 — получить список образов</text:p>
      <text:p text:style-name="P8"/>
      <text:p text:style-name="P11">Команда предназначена для просмотра <text:span text:style-name="T3">списка</text:span> всех KDI-файлов, имеющихся на карте. Она отдает цепочку строк размером 14 байт для каждого из имеющихся файлов. Признаком конца цепочи является байт 00 (строки имен файлов не могут начинаться с 00).</text:p>
      <text:p text:style-name="P2"/>
      <text:p text:style-name="P17">85 — Получить имя текущего каталога</text:p>
      <text:p text:style-name="P2"/>
      <text:p text:style-name="P15">Если бы все образы дисков сваливались в корень карты, то там быстро наступил бы бардак, в котором практичсески <text:soft-page-break/>невозможно найти нужный образ. Поэтому контроллер дает возможность разложить файлы в несколько каталогов, создаваемых в корне карты. Глубина вложенности каталогов — 1, то есть каталог внутри каталога создавать нельзя, контроллер его не увидит. Команда 85 возвращает имя текущего каталога, того, в котором контроллер будет искать вновь монтируемые образы дисков. После ввода команды контроллер отвечает 1 (ОК) и передает 14-байтовый буфер с именем каталога.</text:p>
      <text:p text:style-name="P15"/>
      <text:p text:style-name="P17">86 — Установить каталог по умолчанию</text:p>
      <text:p text:style-name="P15"/>
      <text:p text:style-name="P15">Эта команда устанавливает каталог по умолчанию. После ее выполнения все вновь монтируемые образы дисков контроллер будет искать именно в этом каталоге. Если параметр SEC=0, то текущий каталог устанавливается временно, до выключения питания или перезагрузки. При SEC=1 текущий каталог записывается в файл конфигурации MOUNT.CFG и будет сохранен после перезагрузки. После ввода команды контроллер отвечает 1 (ОК) и принимает 14-байтовый буфер с именем каталога. Если указанный каталог не существует на карте, то назначение не выполняется — сохраняется прежний каталог по умолчанию. Это можно проверить с помощью команды 85. </text:p>
      <text:p text:style-name="P15"/>
      <text:p text:style-name="P17">87 — получить список каталогов</text:p>
      <text:p text:style-name="P17"/>
      <text:p text:style-name="P16">Команда предназначена для прсмотра списка всех каталогов, имеющихся на карте. <text:span text:style-name="T1">Она отдает цепочку строк размером 14 байт для каждого из имеющихся в корне карты каталогов. Признаком конца цепочи является байт 00 (строки не могут начинаться с 00).</text:span></text:p>
      <text:p text:style-name="P15"/>
      <text:p text:style-name="P2"/>
      <text:p text:style-name="P39">Команды управления режимами контроллера</text:p>
      <text:p text:style-name="P2"/>
      <text:p text:style-name="P35">A0 — режим подстановки системных дорожек</text:p>
      <text:p text:style-name="P8"/>
      <text:p text:style-name="P2">Режим подстановки системных дорожек используется для принудительной загрузки в корвет специализированной версии CP/M со встроенными драйверами Extrom-API. Если происходит чтение дорожки 0 или 1 диска А, то вместо содержимого смонтированного образа подставляются сектора из <text:span text:style-name="T4">специального </text:span>файла, лежащего в корне SD-карты. Это позволяет монтировать к А любой образ с любым содержимом системных дорожек, поскольку загрузка ОС будет происходить из <text:span text:style-name="T4">системного </text:span>файла, <text:span text:style-name="T4">а не с реального диска.</text:span></text:p>
      <text:p text:style-name="P11">Для возможности загрузки других биосов и получения доступа к реальным системны дорожкам диска А такой режим работы может быть отключен командой A0. Параметры команды:</text:p>
      <text:p text:style-name="P11">DRV — всегда 0.</text:p>
      <text:p text:style-name="P36">TRK — 0-выключить режим подстановки, </text:p>
      <text:p text:style-name="P36"><text:s text:c="14"/>1-<text:span text:style-name="T4">подставлять файл SYSTEM.BIN (там лежит специальная версия CP/M 2.2)</text:span></text:p>
      <text:p text:style-name="P36"><text:s text:c="14"/><text:span text:style-name="T4">2-подставлять файл MICRODOS.BIN (там лежит специальная версия microdos)</text:span></text:p>
      <text:p text:style-name="P36"><text:s text:c="14"/><text:span text:style-name="T4">3-подставлять <text:s/>файл SYSTEMn.BIN, где n-значение параметра TRK. Это задел на будущее.</text:span></text:p>
      <text:p text:style-name="P11"/>
      <text:p text:style-name="P12">A1 — управление сигналом Control</text:p>
      <text:p text:style-name="P2"/>
      <text:p text:style-name="P13">Сигнал Control, выходящий из бита 7 канала С порта PPI2, используется контроллером Extrom для синхронизации начальной загрузки, а после окончания загрузки используется для определения момента перезагрузки корвета. Дело в том, что несознательные разработчики корвета проявили потрясающее разгильдяйство, не выведя на боковой разъем такой важный сигнал, как Reset. В результате приходится определять перезагрузку корвета по уходу этого сигнала в 0 (что происходит при аппаратном сбросе ВВ55). Но проблема уперлась в то, что некоторые умники, пишущие программы для корвета, считают своим долгом дергать этот сигнал как угодно, даже без определенной цели. В результате контроллер уходит в перезагрузку, а программа, работающая на корвете, теряет доступ к диску. Чтобы избежать этой ситуации, и используется данная команда. В поле TRK указывается 0 — запретить перезагрузку от Control, или 1 — разрешить ее. В режиме запрещения перезагрузки, <text:s/>если нажать кнопку Reset корвета, получим на экране <text:s/>сообщение Ошибка шины. В этом случае надо или отключить и снова включить питание, или нажать кнопку сброса на самом контроллере.</text:p>
      <text:p text:style-name="P2"/>
      <text:p text:style-name="P39">Команды измерения скорости</text:p>
      <text:p text:style-name="P3"/>
      <text:p text:style-name="P35">F0 — тест скорости чтения</text:p>
      <text:p text:style-name="P8"/>
      <text:p text:style-name="P11">Команда используется для измерения скорости передачи из интерфейса в корвет. Она передает 8000h произвольных данных единым блоком на максимально возможной скорости.</text:p>
      <text:p text:style-name="P11"/>
      <text:p text:style-name="P35">F1 — тест скорости записи</text:p>
      <text:p text:style-name="P8"/>
      <text:p text:style-name="P11">Команда используется для измерения скорости передачи из корвета в интерфейс. Она также передает 8000h произвольных данных на максимально возможной скорости, только уже в обратную сторону. 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9:28:39</meta:creation-date>
    <dc:date>2014-07-22T11:52:46.548027056</dc:date>
    <meta:editing-duration>PT35M20S</meta:editing-duration>
    <meta:editing-cycles>6</meta:editing-cycles>
    <meta:generator>LibreOffice/4.2.5.2$Linux_X86_64 LibreOffice_project/420m0$Build-2</meta:generator>
    <meta:document-statistic meta:table-count="1" meta:image-count="0" meta:object-count="0" meta:page-count="3" meta:paragraph-count="124" meta:word-count="1416" meta:character-count="10165" meta:non-whitespace-character-count="8717"/>
  </office:meta>
</office:document-meta>
</file>